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0bd0"/>
    </style:style>
    <style:style style:name="P2" style:family="paragraph" style:parent-style-name="Standard">
      <style:text-properties officeooo:rsid="00030bd0" officeooo:paragraph-rsid="00030b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4-1a</text:p>
      <text:p text:style-name="P2"/>
      <text:p text:style-name="P2">import java.util.Arrays;</text:p>
      <text:p text:style-name="P2"/>
      <text:p text:style-name="P2">public class Ejercicio4_1a {</text:p>
      <text:p text:style-name="P2"/>
      <text:p text:style-name="P2"><text:tab/>public static void main (String [] args) {char A = 'A';int[] arrAy = new int [] {3, 87, 43};</text:p>
      <text:p text:style-name="P2"><text:tab/><text:tab/></text:p>
      <text:p text:style-name="P2"><text:s text:c="8"/>boolean maYormenor = true;</text:p>
      <text:p text:style-name="P2"><text:s text:c="8"/></text:p>
      <text:p text:style-name="P2"><text:s text:c="8"/>if (maYormenor) {</text:p>
      <text:p text:style-name="P2"><text:s text:c="8"/><text:tab/>Arrays.sort(arrAy);</text:p>
      <text:p text:style-name="P2"><text:s text:c="8"/>}</text:p>
      <text:p text:style-name="P2"><text:s text:c="8"/>System.out.println (A);</text:p>
      <text:p text:style-name="P2"><text:s text:c="8"/>System.out.println ("De menor a mayor:");</text:p>
      <text:p text:style-name="P2"><text:s text:c="8"/></text:p>
      <text:p text:style-name="P2"><text:s text:c="8"/>for (int numeros : arrAy) {</text:p>
      <text:p text:style-name="P2"><text:s text:c="8"/><text:tab/>System.out.println (numeros);</text:p>
      <text:p text:style-name="P2"/>
      <text:p text:style-name="P2"><text:tab/>}</text:p>
      <text:p text:style-name="P2"><text:tab/>}</text:p>
      <text:p text:style-name="P2">}</text:p>
      <text:p text:style-name="P2"/>
      <text:p text:style-name="P2">Ejercicio 4-1b</text:p>
      <text:p text:style-name="P2"/>
      <text:p text:style-name="P2">import java.util.Arrays;</text:p>
      <text:p text:style-name="P2">import java.util.Scanner;</text:p>
      <text:p text:style-name="P2"/>
      <text:p text:style-name="P2">public class Ejercicio4_1b {</text:p>
      <text:p text:style-name="P2"/>
      <text:p text:style-name="P2"><text:tab/>public static void main (String [] args){//puedo pasar como argumento: char A = 'A' pero al momento de ejecutar System.out.println (A) no me reconoce la variable...</text:p>
      <text:p text:style-name="P2"><text:tab/><text:tab/></text:p>
      <text:p text:style-name="P2"><text:tab/></text:p>
      <text:p text:style-name="P2"><text:s text:c="4"/>boolean maYormenor = true;</text:p>
      <text:p text:style-name="P2"><text:s text:c="4"/></text:p>
      <text:p text:style-name="P2"><text:s text:c="4"/>Scanner scn = new Scanner (System.in);</text:p>
      <text:p text:style-name="P2"><text:s text:c="4"/></text:p>
      <text:p text:style-name="P2"><text:s text:c="4"/>System.out.println("Ingrese tres números (separados por un espacio):");</text:p>
      <text:p text:style-name="P2"><text:s text:c="4"/></text:p>
      <text:p text:style-name="P2"><text:s text:c="4"/>String num <text:s/>= scn.nextLine();</text:p>
      <text:p text:style-name="P2"><text:s text:c="4"/></text:p>
      <text:p text:style-name="P2"><text:s text:c="4"/>String numEro [] = num.split(" ");</text:p>
      <text:p text:style-name="P2"><text:s text:c="4"/></text:p>
      <text:p text:style-name="P2"><text:s text:c="4"/>long numeroAordenar [] = new long [3];</text:p>
      <text:p text:style-name="P2"><text:s text:c="4"/></text:p>
      <text:p text:style-name="P2"><text:s text:c="4"/>for (int i = 0; i &lt; numEro.length; i++) {</text:p>
      <text:p text:style-name="P2"><text:s text:c="4"/><text:tab/>numeroAordenar [i] = Integer.parseInt(numEro[i]);</text:p>
      <text:p text:style-name="P2"><text:s text:c="4"/>}</text:p>
      <text:p text:style-name="P2"><text:s text:c="4"/></text:p>
      <text:p text:style-name="P2"><text:s text:c="4"/>if (maYormenor) {</text:p>
      <text:p text:style-name="P2"><text:s text:c="4"/><text:tab/>Arrays.sort(numeroAordenar);</text:p>
      <text:p text:style-name="P2"><text:soft-page-break/><text:s text:c="4"/>}</text:p>
      <text:p text:style-name="P2"><text:s text:c="4"/></text:p>
      <text:p text:style-name="P2"><text:s text:c="4"/>System.out.println ("De menor a mayor:");</text:p>
      <text:p text:style-name="P2"><text:s text:c="4"/></text:p>
      <text:p text:style-name="P2"><text:s text:c="4"/>for (long numeros : numeroAordenar) {</text:p>
      <text:p text:style-name="P2"><text:s text:c="4"/><text:tab/>System.out.println (numeros);</text:p>
      <text:p text:style-name="P2"><text:s text:c="4"/>}</text:p>
      <text:p text:style-name="P2"><text:s text:c="4"/></text:p>
      <text:p text:style-name="P2"><text:s text:c="4"/>scn.close();<text:tab/></text:p>
      <text:p text:style-name="P2"><text:tab/>}</text:p>
      <text:p text:style-name="P2">}</text:p>
      <text:p text:style-name="P2"/>
      <text:p text:style-name="P2">Ejercicio 4-1c</text:p>
      <text:p text:style-name="P2"/>
      <text:p text:style-name="P2">import java.util.Arrays;</text:p>
      <text:p text:style-name="P2">import java.util.Scanner;</text:p>
      <text:p text:style-name="P2"/>
      <text:p text:style-name="P2">public class Ejercicio4_1c {</text:p>
      <text:p text:style-name="P2"/>
      <text:p text:style-name="P2"><text:tab/>public static void main (String [] args){char A = 'A';int[] arrAy = new int [] {0, 0, 0};</text:p>
      <text:p text:style-name="P2"><text:tab/><text:tab/></text:p>
      <text:p text:style-name="P2"><text:tab/> <text:s text:c="3"/>boolean maYormenor = true;</text:p>
      <text:p text:style-name="P2"><text:tab/> <text:s text:c="3"/></text:p>
      <text:p text:style-name="P2"><text:tab/> <text:s text:c="3"/>System.out.println (A);</text:p>
      <text:p text:style-name="P2"><text:tab/> <text:s text:c="3"/></text:p>
      <text:p text:style-name="P2"><text:tab/> <text:s text:c="3"/>Integer numeroAordenar [] = new Integer [3];</text:p>
      <text:p text:style-name="P2"><text:tab/> <text:s text:c="3"/></text:p>
      <text:p text:style-name="P2"><text:tab/> <text:s text:c="3"/>for (int h = 0; h &lt; arrAy.length; h++) {</text:p>
      <text:p text:style-name="P2"><text:tab/> <text:s text:c="3"/><text:tab/> <text:s/>if ((arrAy [0] != 0) || (arrAy [1] != 0) || (arrAy [2] != 0)) {</text:p>
      <text:p text:style-name="P2"><text:tab/> <text:s text:c="3"/><text:tab/><text:tab/> <text:s/>numeroAordenar [h] = arrAy [h];</text:p>
      <text:p text:style-name="P2"><text:tab/> <text:s text:c="3"/><text:tab/>} else {</text:p>
      <text:p text:style-name="P2"><text:tab/> <text:s text:c="3"/><text:tab/><text:tab/>numeroAordenar [h] = porConsola(numeroAordenar);</text:p>
      <text:p text:style-name="P2"><text:tab/> <text:s text:c="3"/><text:tab/><text:tab/> System.out.println (numeroAordenar[h]); <text:s text:c="2"/><text:tab/> <text:s text:c="3"/></text:p>
      <text:p text:style-name="P2"><text:tab/> <text:s text:c="7"/>}</text:p>
      <text:p text:style-name="P2"><text:tab/> <text:s text:c="3"/><text:tab/> </text:p>
      <text:p text:style-name="P2"><text:tab/> <text:s text:c="3"/>}</text:p>
      <text:p text:style-name="P2"><text:tab/> <text:s text:c="3"/></text:p>
      <text:p text:style-name="P2"><text:tab/> <text:s text:c="3"/>if (maYormenor) {</text:p>
      <text:p text:style-name="P2"><text:tab/> <text:s text:c="3"/><text:tab/>Arrays.sort(numeroAordenar);</text:p>
      <text:p text:style-name="P2"><text:tab/> <text:s text:c="3"/>}</text:p>
      <text:p text:style-name="P2"><text:tab/> <text:s text:c="3"/></text:p>
      <text:p text:style-name="P2"><text:tab/> <text:s text:c="3"/>System.out.println ("De menor a mayor:");</text:p>
      <text:p text:style-name="P2"><text:tab/> <text:s text:c="3"/></text:p>
      <text:p text:style-name="P2"><text:tab/> <text:s text:c="3"/>for (int numeros : numeroAordenar) {</text:p>
      <text:p text:style-name="P2"><text:tab/> <text:s text:c="3"/><text:tab/>System.out.println (numeros);</text:p>
      <text:p text:style-name="P2"><text:tab/> <text:s text:c="3"/>}</text:p>
      <text:p text:style-name="P2"><text:tab/>}</text:p>
      <text:p text:style-name="P2"><text:tab/> <text:s text:c="3"/><text:tab/></text:p>
      <text:p text:style-name="P2"><text:tab/>private static Integer porConsola (Integer [] numAordenar) {</text:p>
      <text:p text:style-name="P2"><text:tab/><text:tab/><text:tab/></text:p>
      <text:p text:style-name="P2"><text:tab/><text:tab/><text:tab/>Scanner scn = new Scanner (System.in);</text:p>
      <text:p text:style-name="P2"><text:tab/><text:tab/> <text:s text:c="3"/></text:p>
      <text:p text:style-name="P2"><text:soft-page-break/><text:tab/><text:tab/> <text:s text:c="3"/>System.out.println("Ingrese tres números (separados por un espacio):");</text:p>
      <text:p text:style-name="P2"><text:tab/><text:tab/> <text:s text:c="3"/>//una vez que se cumple el ciclo, vuelve a pedir ingresar tres números nuevamente, no entiendo porque vuelve a entrar al ciclo una vez finalizado</text:p>
      <text:p text:style-name="P2"><text:tab/><text:tab/> <text:s text:c="3"/>String num <text:s/>= scn.nextLine();</text:p>
      <text:p text:style-name="P2"><text:tab/><text:tab/> <text:s text:c="3"/></text:p>
      <text:p text:style-name="P2"><text:tab/><text:tab/> <text:s text:c="3"/>String numEro [] = num.split(" ");</text:p>
      <text:p text:style-name="P2"><text:tab/><text:tab/> <text:s text:c="3"/></text:p>
      <text:p text:style-name="P2"><text:tab/><text:tab/> <text:s text:c="3"/>boolean maYormenor = true;</text:p>
      <text:p text:style-name="P2"><text:tab/><text:tab/><text:tab/></text:p>
      <text:p text:style-name="P2"><text:tab/><text:tab/> <text:s text:c="3"/>for (int i = 0; i &lt; numEro.length; i++) {</text:p>
      <text:p text:style-name="P2"><text:tab/><text:tab/> <text:s text:c="3"/><text:tab/>numAordenar [i] = Integer.parseInt(numEro[i]);</text:p>
      <text:p text:style-name="P2"><text:tab/><text:tab/> <text:s text:c="3"/>}</text:p>
      <text:p text:style-name="P2"><text:tab/><text:tab/><text:tab/></text:p>
      <text:p text:style-name="P2"><text:tab/><text:tab/> <text:s text:c="3"/>if (maYormenor) {</text:p>
      <text:p text:style-name="P2"><text:tab/><text:tab/> <text:s text:c="3"/><text:tab/>Arrays.sort(numAordenar);</text:p>
      <text:p text:style-name="P2"><text:tab/><text:tab/> <text:s text:c="3"/>}</text:p>
      <text:p text:style-name="P2"><text:tab/><text:tab/> <text:s text:c="3"/></text:p>
      <text:p text:style-name="P2"><text:tab/><text:tab/> <text:s text:c="3"/>scn.close();</text:p>
      <text:p text:style-name="P2"><text:tab/><text:tab/> <text:s text:c="3"/></text:p>
      <text:p text:style-name="P2"><text:tab/><text:tab/> <text:s text:c="3"/>System.out.println ("De menor a mayor:");</text:p>
      <text:p text:style-name="P2"><text:tab/><text:tab/> <text:s text:c="3"/></text:p>
      <text:p text:style-name="P2"><text:tab/><text:tab/> <text:s text:c="3"/>for (Integer numeros : numAordenar) {</text:p>
      <text:p text:style-name="P2"><text:tab/><text:tab/> <text:s text:c="3"/><text:tab/>System.out.println (numeros);</text:p>
      <text:p text:style-name="P2"><text:tab/><text:tab/> <text:s text:c="3"/>}</text:p>
      <text:p text:style-name="P2"/>
      <text:p text:style-name="P2"><text:tab/><text:tab/> <text:s text:c="2"/>scn.close();</text:p>
      <text:p text:style-name="P2"><text:tab/><text:tab/> <text:s text:c="2"/></text:p>
      <text:p text:style-name="P2"><text:tab/><text:tab/> <text:s text:c="2"/>return null;//no puedo encontrar la forma de que no aparezca null en el resultado</text:p>
      <text:p text:style-name="P2"><text:tab/> <text:s text:c="3"/></text:p>
      <text:p text:style-name="P2"><text:tab/><text:tab/>}</text:p>
      <text:p text:style-name="P2"><text:tab/>}</text:p>
      <text:p text:style-name="P2"/>
      <text:p text:style-name="P2">Ejercicio 4-2</text:p>
      <text:p text:style-name="P2"/>
      <text:p text:style-name="P2">import java.io.IOException;</text:p>
      <text:p text:style-name="P2"><text:tab/>import java.nio.file.Files;</text:p>
      <text:p text:style-name="P2"><text:tab/>import java.nio.file.Path;</text:p>
      <text:p text:style-name="P2"><text:tab/>import java.nio.file.Paths;</text:p>
      <text:p text:style-name="P2"/>
      <text:p text:style-name="P2">public class Ejercicio4_2 {</text:p>
      <text:p text:style-name="P2"><text:tab/></text:p>
      <text:p text:style-name="P2"><text:tab/>public static void main(String[] args) {String rutaAbsoluta = "/home/BruPauWay/git/Desarrollador/DesarrolloUTN/Archivotexto.txt";</text:p>
      <text:p text:style-name="P2"><text:tab/><text:tab/>//tengo dificultad para pasarlo como parámetro, no me toma luego dentro del for el "pathDelArchivo"</text:p>
      <text:p text:style-name="P2"><text:tab/><text:tab/>Path pathDelArchivo = Paths.get(rutaAbsoluta);</text:p>
      <text:p text:style-name="P2"><text:tab/><text:tab/></text:p>
      <text:p text:style-name="P2"><text:tab/><text:tab/>try {<text:tab/></text:p>
      <text:p text:style-name="P2"><text:tab/><text:tab/><text:tab/>int suMa = 0;</text:p>
      <text:p text:style-name="P2"><text:tab/><text:tab/><text:tab/></text:p>
      <text:p text:style-name="P2"><text:tab/><text:tab/><text:tab/>for(String linea : Files.readAllLines(pathDelArchivo)) {</text:p>
      <text:p text:style-name="P2"><text:tab/><text:tab/><text:tab/><text:tab/>Integer nUm = Integer.parseInt(linea);</text:p>
      <text:p text:style-name="P2"><text:soft-page-break/><text:tab/><text:tab/><text:tab/><text:tab/>suMa = nUm + suMa;</text:p>
      <text:p text:style-name="P2"><text:tab/><text:tab/><text:tab/>}</text:p>
      <text:p text:style-name="P2"><text:tab/><text:tab/><text:tab/></text:p>
      <text:p text:style-name="P2"><text:tab/><text:tab/><text:tab/>System.out.println (suMa);</text:p>
      <text:p text:style-name="P2"><text:tab/><text:tab/><text:tab/></text:p>
      <text:p text:style-name="P2"><text:tab/><text:tab/>}catch (IOException e) {</text:p>
      <text:p text:style-name="P2"><text:tab/><text:tab/><text:tab/>e.printStackTrace();</text:p>
      <text:p text:style-name="P2"><text:tab/><text:tab/>}</text:p>
      <text:p text:style-name="P2"><text:tab/><text:tab/></text:p>
      <text:p text:style-name="P2"><text:tab/>}</text:p>
      <text:p text:style-name="P2">}</text:p>
      <text:p text:style-name="P2"/>
      <text:p text:style-name="P2">Ejercicio 4-2a</text:p>
      <text:p text:style-name="P2"/>
      <text:p text:style-name="P2">import java.io.IOException;</text:p>
      <text:p text:style-name="P2">import java.nio.file.Files;</text:p>
      <text:p text:style-name="P2">import java.nio.file.Path;</text:p>
      <text:p text:style-name="P2">import java.nio.file.Paths;</text:p>
      <text:p text:style-name="P2">import java.util.Scanner;</text:p>
      <text:p text:style-name="P2"/>
      <text:p text:style-name="P2">public class Ejercicio4_2a {//no puedo encontrar la maner de ingresar por parametros sin que me de error en la sintaxis</text:p>
      <text:p text:style-name="P2"/>
      <text:p text:style-name="P2"><text:tab/>public static void main(String[] args) {Scanner scn = new Scanner (System.in);</text:p>
      <text:p text:style-name="P2"><text:s text:c="4"/></text:p>
      <text:p text:style-name="P2"><text:s text:c="4"/>System.out.println("Ingrese m para multiplicar, s para sumar:");</text:p>
      <text:p text:style-name="P2"><text:s text:c="4"/></text:p>
      <text:p text:style-name="P2"><text:s text:c="4"/>String opcIon <text:s/>= scn.nextLine();</text:p>
      <text:p text:style-name="P2"><text:s text:c="4"/></text:p>
      <text:p text:style-name="P2"><text:s text:c="4"/>scn.close();</text:p>
      <text:p text:style-name="P2"><text:tab/><text:tab/></text:p>
      <text:p text:style-name="P2"><text:tab/>String rutaAbsoluta = "/home/BruPauWay/git/Desarrollador/DesarrolloUTN/Archivotexto.txt";</text:p>
      <text:p text:style-name="P2"><text:tab/></text:p>
      <text:p text:style-name="P2"><text:tab/>Path pathDelArchivo = Paths.get(rutaAbsoluta);</text:p>
      <text:p text:style-name="P2"><text:tab/></text:p>
      <text:p text:style-name="P2"><text:s text:c="4"/></text:p>
      <text:p text:style-name="P2"><text:tab/>try {<text:tab/></text:p>
      <text:p text:style-name="P2"><text:tab/><text:tab/></text:p>
      <text:p text:style-name="P2"><text:tab/><text:tab/>int mulTi = 1;</text:p>
      <text:p text:style-name="P2"><text:tab/><text:tab/>int suMa = 0;<text:tab/></text:p>
      <text:p text:style-name="P2"><text:tab/><text:tab/></text:p>
      <text:p text:style-name="P2"><text:tab/><text:tab/>if (opcIon.charAt(0) == 's') {</text:p>
      <text:p text:style-name="P2"><text:tab/><text:tab/>for(String linea : Files.readAllLines(pathDelArchivo)) {</text:p>
      <text:p text:style-name="P2"><text:tab/><text:tab/><text:tab/>Integer nUm = Integer.parseInt(linea);</text:p>
      <text:p text:style-name="P2"><text:tab/><text:tab/><text:tab/>suMa = nUm + suMa;</text:p>
      <text:p text:style-name="P2"><text:tab/><text:tab/>}</text:p>
      <text:p text:style-name="P2"><text:tab/><text:tab/></text:p>
      <text:p text:style-name="P2"><text:tab/><text:tab/>System.out.println (suMa);</text:p>
      <text:p text:style-name="P2"><text:tab/><text:tab/></text:p>
      <text:p text:style-name="P2"><text:tab/><text:tab/>} else if (opcIon.charAt(0) == 'm'){</text:p>
      <text:p text:style-name="P2"><text:tab/><text:tab/><text:tab/>for(String otralinea : Files.readAllLines(pathDelArchivo)) {</text:p>
      <text:p text:style-name="P2"><text:soft-page-break/><text:tab/><text:tab/><text:tab/><text:tab/>Integer numEro = Integer.parseInt(otralinea);</text:p>
      <text:p text:style-name="P2"><text:tab/><text:tab/><text:tab/><text:tab/>mulTi = numEro * mulTi;</text:p>
      <text:p text:style-name="P2"><text:tab/><text:tab/><text:tab/>} </text:p>
      <text:p text:style-name="P2"><text:tab/><text:tab/><text:tab/></text:p>
      <text:p text:style-name="P2"><text:tab/><text:tab/>System.out.println (mulTi);</text:p>
      <text:p text:style-name="P2"><text:tab/><text:tab/><text:tab/></text:p>
      <text:p text:style-name="P2"><text:tab/><text:tab/>}</text:p>
      <text:p text:style-name="P2"><text:tab/><text:tab/></text:p>
      <text:p text:style-name="P2"><text:tab/></text:p>
      <text:p text:style-name="P2"><text:tab/> <text:s text:c="3"/>}catch (IOException e) {</text:p>
      <text:p text:style-name="P2"><text:tab/><text:tab/>e.printStackTrace();</text:p>
      <text:p text:style-name="P2"><text:tab/>} </text:p>
      <text:p text:style-name="P2">}</text:p>
      <text:p text:style-name="P2">}</text:p>
      <text:p text:style-name="P2"/>
      <text:p text:style-name="P2">Ejercicio 4-3</text:p>
      <text:p text:style-name="P2"/>
      <text:p text:style-name="P2">import java.util.Arrays;</text:p>
      <text:p text:style-name="P2">import java.util.Scanner;</text:p>
      <text:p text:style-name="P2"/>
      <text:p text:style-name="P2">public class Ejercicio4_3 {</text:p>
      <text:p text:style-name="P2">//no puedo desarrollar el ejercicio, no entiendo como se trabaja con los parametros, como se hace para declararlos</text:p>
      <text:p text:style-name="P2"><text:tab/></text:p>
      <text:p text:style-name="P2"><text:tab/>public static void main(String [] args) {</text:p>
      <text:p text:style-name="P2"><text:tab/><text:tab/></text:p>
      <text:p text:style-name="P2"><text:tab/><text:tab/>String otraOpcion = "estoy muy bien";</text:p>
      <text:p text:style-name="P2"><text:s text:c="8"/>System.out.println (otraOpcion);</text:p>
      <text:p text:style-name="P2"><text:s text:c="8"/></text:p>
      <text:p text:style-name="P2"><text:s text:c="8"/>char caracTeres [] = otraOpcion.toCharArray();</text:p>
      <text:p text:style-name="P2"><text:s text:c="8"/>int caracTeresCod [] = new int [14];</text:p>
      <text:p text:style-name="P2"><text:s text:c="8"/>int valorAscii = 'a';</text:p>
      <text:p text:style-name="P2"><text:s text:c="8"/>char leTra = (char)valorAscii;</text:p>
      <text:p text:style-name="P2"><text:s text:c="8"/></text:p>
      <text:p text:style-name="P2"><text:s text:c="8"/>System.out.println("Mensaje codificado:");</text:p>
      <text:p text:style-name="P2"><text:s text:c="8"/></text:p>
      <text:p text:style-name="P2"><text:s text:c="8"/>for (int i = 0; i &lt; caracTeres.length; i++) {</text:p>
      <text:p text:style-name="P2"><text:s text:c="8"/><text:tab/>valorAscii = caracTeres [i];</text:p>
      <text:p text:style-name="P2"><text:s text:c="8"/><text:tab/>caracTeresCod [i] = valorAscii + 3;</text:p>
      <text:p text:style-name="P2"><text:s text:c="8"/><text:tab/>System.out.println(caracTeresCod[i]);</text:p>
      <text:p text:style-name="P2"><text:s text:c="8"/>}</text:p>
      <text:p text:style-name="P2"><text:s text:c="8"/></text:p>
      <text:p text:style-name="P2"><text:s text:c="8"/>System.out.println("Mensaje descodificado:");</text:p>
      <text:p text:style-name="P2"><text:s text:c="8"/></text:p>
      <text:p text:style-name="P2"><text:s text:c="8"/>for (int i = 0; i &lt; caracTeresCod.length; i++) {</text:p>
      <text:p text:style-name="P2"><text:s text:c="8"/><text:tab/>valorAscii = caracTeresCod [i];</text:p>
      <text:p text:style-name="P2"><text:s text:c="8"/><text:tab/>valorAscii = valorAscii - 3; <text:s/></text:p>
      <text:p text:style-name="P2"><text:s text:c="8"/><text:tab/>leTra = (char)valorAscii;</text:p>
      <text:p text:style-name="P2"><text:s text:c="8"/><text:tab/>System.out.println(leTra);</text:p>
      <text:p text:style-name="P2"><text:s text:c="8"/>} <text:s/><text:tab/></text:p>
      <text:p text:style-name="P2"><text:tab/><text:tab/>return;</text:p>
      <text:p text:style-name="P2"><text:tab/>}</text:p>
      <text:p text:style-name="P2"><text:soft-pag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23:50:25.083443704</meta:creation-date>
    <dc:date>2023-03-13T23:55:35.553867125</dc:date>
    <meta:editing-duration>PT5M14S</meta:editing-duration>
    <meta:editing-cycles>1</meta:editing-cycles>
    <meta:document-statistic meta:table-count="0" meta:image-count="0" meta:object-count="0" meta:page-count="6" meta:paragraph-count="231" meta:word-count="692" meta:character-count="5900" meta:non-whitespace-character-count="4473"/>
    <meta:generator>LibreOffice/7.0.4.2$Linux_X86_64 LibreOffice_project/00$Build-2</meta:generator>
  </office:meta>
</office:document-meta>
</file>